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4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here is no reason to exclude Greek Barracks eye candy, but there are no column eye candies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is not nomad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0.58 of 2.5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ybrid random direct placement, 40 locations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52" calcext:value-type="float" table:number-columns-spanned="2" table:number-rows-spanned="1">
            <text:p>52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9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9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24-11-16)'.F39:'DATE (24-11-16)'.F41 'DATE (24-11-16)'.F43:'DATE (24-11-16)'.F43 'DATE (24-11-16)'.F45:'DATE (24-11-16)'.F48 'DATE (24-11-16)'.F50:'DATE (24-11-16)'.F53 'DATE (24-11-16)'.F55:'DATE (24-11-16)'.F55 'DATE (24-11-16)'.F57:'DATE (24-11-16)'.F58 'DATE (24-11-16)'.F60:'DATE (24-11-16)'.F62 'DATE (24-11-16)'.F64:'DATE (24-11-16)'.F71 'DATE (24-11-16)'.F73:'DATE (24-11-16)'.F73 'DATE (24-11-16)'.F75:'DATE (24-11-16)'.F75 'DATE (24-11-16)'.F77:'DATE (24-11-16)'.F77 'DATE (24-11-16)'.F79:'DATE (24-11-16)'.F79 'DATE (24-11-16)'.D39:'DATE (24-11-16)'.D41 'DATE (24-11-16)'.D43:'DATE (24-11-16)'.D43 'DATE (24-11-16)'.D45:'DATE (24-11-16)'.D48 'DATE (24-11-16)'.D50:'DATE (24-11-16)'.D53 'DATE (24-11-16)'.D55:'DATE (24-11-16)'.D55 'DATE (24-11-16)'.D57:'DATE (24-11-16)'.D58 'DATE (24-11-16)'.D60:'DATE (24-11-16)'.D62 'DATE (24-11-16)'.D64:'DATE (24-11-16)'.D71 'DATE (24-11-16)'.D73:'DATE (24-11-16)'.D73 'DATE (24-11-16)'.D75:'DATE (24-11-16)'.D75 'DATE (24-11-16)'.D77:'DATE (24-11-16)'.D77 'DATE (24-11-16)'.D79:'DATE (24-11-16)'.D79 'DATE (24-11-16)'.D8:'DATE (24-11-16)'.D36 'DATE (24-11-16)'.F8:'DATE (24-11-16)'.F36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6T11:48:28.499000000</dc:date>
    <meta:editing-duration>P2DT17H38M</meta:editing-duration>
    <meta:editing-cycles>215</meta:editing-cycles>
    <meta:generator>LibreOffice/24.8.1.2$Windows_X86_64 LibreOffice_project/87fa9aec1a63e70835390b81c40bb8993f1d4ff6</meta:generator>
    <meta:document-statistic meta:table-count="1" meta:cell-count="253" meta:object-count="0"/>
  </office:meta>
</office:document-meta>
</file>